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vironmentWrapper.getAttribut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vironmentWrapper.remove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vironmentWrapper.getRedirec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vironmentWrapper.commitRespon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nvironmentWrapper.EnvironmentWrapper( Environment env , SitemapSourceInfo 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vironmentWrapper.setStatus( int status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nvironmentWrapper.isExter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vironmentWrapper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vironmentWrapper.setInternalRedirect( boolean fla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vironmentWrapper.setContentType( String cont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vironmentWrappe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vironmentWrapper.tryResetRespon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nvironmentWrapper.setOutputStream( OutputStream 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vironmentWrapper.redirect( String newURL , boolean global , boolean perman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vironmentWrapper.getOutputStream( int buffer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vironmentWrapper.isInternalRedir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vironmentWrapper.EnvironmentWrapper( Environment env , SitemapSourceInfo info , boolean wrapRespon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EnvironmentWrapper.setContentLength(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